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cm" fo:margin-bottom="0cm" style:contextual-spacing="true">
        <style:tab-stops>
          <style:tab-stop style:position="0.767cm"/>
        </style:tab-stops>
      </style:paragraph-properties>
      <style:text-properties fo:font-size="14pt" style:font-size-asian="14pt" style:font-size-complex="14pt"/>
    </style:style>
    <style:style style:name="P2" style:family="paragraph" style:parent-style-name="List_20_Paragraph" style:list-style-name="WWNum1">
      <style:paragraph-properties fo:margin-top="0cm" fo:margin-bottom="0cm" style:contextual-spacing="true">
        <style:tab-stops>
          <style:tab-stop style:position="0.767cm"/>
        </style:tab-stops>
      </style:paragraph-properties>
      <style:text-properties fo:font-size="14pt" officeooo:rsid="001f60f7" officeooo:paragraph-rsid="001f60f7" style:font-size-asian="14pt" style:font-size-complex="14pt"/>
    </style:style>
    <style:style style:name="P3" style:family="paragraph" style:parent-style-name="List_20_Paragraph" style:list-style-name="WWNum1">
      <style:paragraph-properties fo:margin-top="0cm" fo:margin-bottom="0cm" style:contextual-spacing="true">
        <style:tab-stops>
          <style:tab-stop style:position="0.767cm"/>
        </style:tab-stops>
      </style:paragraph-properties>
      <style:text-properties fo:font-size="14pt" officeooo:rsid="002171df" officeooo:paragraph-rsid="002171df" style:font-size-asian="14pt" style:font-size-complex="14pt"/>
    </style:style>
    <style:style style:name="P4" style:family="paragraph" style:parent-style-name="List_20_Paragraph" style:list-style-name="WWNum1">
      <style:paragraph-properties fo:margin-top="0cm" fo:margin-bottom="0cm" style:contextual-spacing="true">
        <style:tab-stops>
          <style:tab-stop style:position="0.767cm"/>
        </style:tab-stops>
      </style:paragraph-properties>
      <style:text-properties fo:font-size="14pt" fo:language="en" fo:country="US" style:font-size-asian="14pt" style:font-size-complex="14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27906997265445705" text:style-name="WWNum1">
        <text:list-item>
          <text:p text:style-name="P1">Создайте второго пользователя с любым именем, в каталоге / создайте файл со следующими правами: первому пользователю разрешены чтение и запись, второму пользователю всё запрещено, всем остальным разрешено только чтение. Для справки см. <text:span text:style-name="T1">man chmod.</text:span></text:p>
          <text:p text:style-name="P4"/>
        </text:list-item>
        <text:list-item>
          <text:p text:style-name="P1">Запишите права доступа для директории /<text:span text:style-name="T1">var</text:span> и файла /<text:span text:style-name="T1">etc</text:span>/<text:span text:style-name="T1">shadow</text:span></text:p>
          <text:p text:style-name="P4"/>
        </text:list-item>
        <text:list-item>
          <text:p text:style-name="P1">Настройте систему, чтобы первый пользователь мог выполнять любые команды с правами суперпользователя, а второй только команду <text:span text:style-name="T1">nano</text:span>.</text:p>
          <text:p text:style-name="P2"/>
        </text:list-item>
        <text:list-item>
          <text:p text:style-name="P2">С помощью команды ssh подключитесь к серверу <text:s/>10.0.5.145 под своим пользователем на этом сервере (Фамилия с большой буквы)</text:p>
        </text:list-item>
        <text:list-item>
          <text:p text:style-name="P2">Проверьте, есть ли у вас права на чтение и запись в домашнюю папку пользователя test</text:p>
        </text:list-item>
        <text:list-item>
          <text:p text:style-name="P2">Создайте файл в папке пользователя test, (пароль 1111)</text:p>
        </text:list-item>
        <text:list-item>
          <text:p text:style-name="P2">Измените свой пароль на этом сервере</text:p>
        </text:list-item>
        <text:list-item>
          <text:p text:style-name="P2">С помощью команды scp скопируйте како-либо файл из своего домашнего каталога на <text:s/>10.0.5.145 на свой сервер.</text:p>
        </text:list-item>
        <text:list-item>
          <text:p text:style-name="P2">Создайте на <text:s/>10.0.5.145 архив каталога с помощью команды tar и скопируйте его себе, а затем разархивируйте.</text:p>
        </text:list-item>
        <text:list-item>
          <text:p text:style-name="P2">С помощью программы WinScp (в учебных материалах, каталог …/etc) подключитесь к <text:s/>10.0.5.145 и скопируйте туда какой-либо файл.</text:p>
        </text:list-item>
        <text:list-item>
          <text:p text:style-name="P2">Перенесите скопированный файл на свою виртуальную машину.</text:p>
        </text:list-item>
        <text:list-item>
          <text:p text:style-name="P2">Перенесите файл ~/.bash_history с виртуальной машины в папку Личные данные, используя команду scp и программу <text:s/>WinScp. Посмотрите, что в этом файле.</text:p>
        </text:list-item>
        <text:list-item>
          <text:p text:style-name="P2">Перенесите всех пользователей с сервера <text:s/>10.0.5.145 на свой сервер.</text:p>
        </text:list-item>
        <text:list-item>
          <text:p text:style-name="P3">Измените пароль пользователя roo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3:05:31.489912214</meta:creation-date>
    <dc:date>2018-02-05T13:43:24.261768299</dc:date>
    <meta:editing-duration>PT39S</meta:editing-duration>
    <meta:editing-cycles>2</meta:editing-cycles>
    <meta:generator>LibreOffice/4.2.4.2$Linux_x86 LibreOffice_project/420m0$Build-2</meta:generator>
    <meta:document-statistic meta:table-count="0" meta:image-count="0" meta:object-count="0" meta:page-count="1" meta:paragraph-count="14" meta:word-count="211" meta:character-count="1414" meta:non-whitespace-character-count="1225"/>
  </office:meta>
</office:document-meta>
</file>